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azli" svg:font-family="Nazli"/>
    <style:font-face style:name="Noto Sans Arabic" svg:font-family="'Noto Sans Arabic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rl-tb"/>
    </style:style>
    <style:style style:name="T1" style:family="text">
      <style:text-properties fo:font-size="180pt" style:font-size-complex="1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جِرم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azli" svg:font-family="Nazli"/>
    <style:font-face style:name="Noto Sans Arabic" svg:font-family="'Noto Sans Arabic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Calibri" style:font-size-asian="10.5pt" style:language-asian="zh" style:country-asian="CN" style:font-name-complex="Nazl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Calibri" style:font-size-asian="10.5pt" style:language-asian="zh" style:country-asian="CN" style:font-name-complex="Nazli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name-complex="Noto Sans Arabic" style:font-family-complex="'Noto Sans Arabic'" style:font-style-name-complex="Regular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ans" fo:font-family="'DejaVu Sans'" style:font-style-name="Book" style:font-family-generic="swiss" style:font-pitch="variable" style:font-name-complex="Noto Sans Arabic" style:font-family-complex="'Noto Sans Arabic'" style:font-style-name-complex="Regular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asian="Calibri" style:font-family-asian="Calibri" style:font-family-generic-asian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name-asian="Calibri" style:font-family-asian="Calibri" style:font-family-generic-asian="swiss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Calibri" style:font-family-asian="Calibri" style:font-family-generic-asian="swiss" style:font-size-asian="12pt" style:font-name-complex="Tahoma" style:font-family-complex="Tahoma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6:28:11.266144286</meta:creation-date>
    <dc:date>2022-08-31T04:17:20.723532769</dc:date>
    <meta:editing-duration>PT20M29S</meta:editing-duration>
    <meta:editing-cycles>9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1" meta:word-count="1" meta:character-count="4" meta:non-whitespace-character-count="3"/>
  </office:meta>
</office:document-meta>
</file>